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4"/>
    <style:style style:name="ce2" style:family="table-cell" style:parent-style-name="Default" style:data-style-name="N61"/>
    <style:style style:name="ce3" style:family="table-cell" style:parent-style-name="Default" style:data-style-name="N3"/>
    <style:style style:name="ce4" style:family="table-cell" style:parent-style-name="Default" style:data-style-name="N127"/>
    <style:style style:name="ce5" style:family="table-cell" style:parent-style-name="Default" style:data-style-name="N127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T</text:p>
          </table:table-cell>
          <table:table-cell table:style-name="Default" office:value-type="string" calcext:value-type="string">
            <text:p>% prev</text:p>
          </table:table-cell>
          <table:table-cell table:style-name="Default" office:value-type="string" calcext:value-type="string">
            <text:p>xsec</text:p>
          </table:table-cell>
          <table:table-cell office:value-type="string" calcext:value-type="string">
            <text:p>Wjets</text:p>
          </table:table-cell>
          <table:table-cell table:style-name="Default" office:value-type="string" calcext:value-type="string">
            <text:p>% prev</text:p>
          </table:table-cell>
          <table:table-cell table:style-name="Default" office:value-type="string" calcext:value-type="string">
            <text:p>xsec</text:p>
          </table:table-cell>
          <table:table-cell office:value-type="string" calcext:value-type="string">
            <text:p>260GeV</text:p>
          </table:table-cell>
          <table:table-cell table:style-name="Default" office:value-type="string" calcext:value-type="string">
            <text:p>% prev</text:p>
          </table:table-cell>
          <table:table-cell table:style-name="Default" office:value-type="string" calcext:value-type="string">
            <text:p>xsec</text:p>
          </table:table-cell>
          <table:table-cell office:value-type="string" calcext:value-type="string">
            <text:p>500GeV</text:p>
          </table:table-cell>
          <table:table-cell table:style-name="Default" office:value-type="string" calcext:value-type="string">
            <text:p>% prev</text:p>
          </table:table-cell>
          <table:table-cell table:style-name="Default" office:value-type="string" calcext:value-type="string">
            <text:p>xsec</text:p>
          </table:table-cell>
          <table:table-cell/>
          <table:table-cell table:style-name="Default" office:value-type="string" calcext:value-type="string">
            <text:p>260GeV</text:p>
          </table:table-cell>
          <table:table-cell table:style-name="Default"/>
          <table:table-cell table:style-name="Default" office:value-type="string" calcext:value-type="string">
            <text:p>500GeV</text:p>
          </table:table-cell>
          <table:table-cell table:style-name="Default"/>
          <table:table-cell office:value-type="string" calcext:value-type="string">
            <text:p>Luminosity</text:p>
          </table:table-cell>
        </table:table-row>
        <table:table-row table:style-name="ro1">
          <table:table-cell office:value-type="string" calcext:value-type="string">
            <text:p>skim cuts</text:p>
          </table:table-cell>
          <table:table-cell/>
          <table:table-cell table:style-name="Default"/>
          <table:table-cell table:style-name="Default" office:value-type="float" office:value="816" calcext:value-type="float">
            <text:p>816</text:p>
          </table:table-cell>
          <table:table-cell/>
          <table:table-cell table:style-name="Default"/>
          <table:table-cell table:style-name="Default" table:formula="of:=4.22*10^4" office:value-type="float" office:value="42200" calcext:value-type="float">
            <text:p>42200</text:p>
          </table:table-cell>
          <table:table-cell/>
          <table:table-cell table:style-name="Default"/>
          <table:table-cell table:style-name="Default" office:value-type="float" office:value="33.57" calcext:value-type="float">
            <text:p>33,57</text:p>
          </table:table-cell>
          <table:table-cell/>
          <table:table-cell table:style-name="Default"/>
          <table:table-cell table:style-name="Default" office:value-type="float" office:value="78.36" calcext:value-type="float">
            <text:p>78,36</text:p>
          </table:table-cell>
          <table:table-cell/>
          <table:table-cell table:style-name="Default" office:value-type="string" calcext:value-type="string">
            <text:p>s/bg</text:p>
          </table:table-cell>
          <table:table-cell table:style-name="Default" office:value-type="string" calcext:value-type="string">
            <text:p>s/sqrt(bg)</text:p>
          </table:table-cell>
          <table:table-cell table:style-name="Default" office:value-type="string" calcext:value-type="string">
            <text:p>s/bg</text:p>
          </table:table-cell>
          <table:table-cell table:style-name="Default" office:value-type="string" calcext:value-type="string">
            <text:p>s/sqrt(bg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9.2925926*10^7" office:value-type="float" office:value="92925926" calcext:value-type="float">
            <text:p>92925926</text:p>
          </table:table-cell>
          <table:table-cell table:formula="of:=[.B3]/[.B$3]" office:value-type="percentage" office:value="1" calcext:value-type="percentage">
            <text:p>100,0000%</text:p>
          </table:table-cell>
          <table:table-cell table:formula="of:=[.B3]/[.B$3]*[.D$2]*[.S$2]" office:value-type="float" office:value="81600" calcext:value-type="float">
            <text:p>8,16E+04</text:p>
          </table:table-cell>
          <table:table-cell table:formula="of:=4.750202*10^7" office:value-type="float" office:value="47502020" calcext:value-type="float">
            <text:p>47502020</text:p>
          </table:table-cell>
          <table:table-cell table:formula="of:=[.E3]/[.E$3]" office:value-type="percentage" office:value="1" calcext:value-type="percentage">
            <text:p>100,0000%</text:p>
          </table:table-cell>
          <table:table-cell table:formula="of:=[.E3]/[.E$3]*[.G$2]*[.$S$2]" office:value-type="float" office:value="4220000" calcext:value-type="float">
            <text:p>4,22E+06</text:p>
          </table:table-cell>
          <table:table-cell office:value-type="float" office:value="50000" calcext:value-type="float">
            <text:p>50000</text:p>
          </table:table-cell>
          <table:table-cell table:formula="of:=[.H3]/[.H$3]" office:value-type="percentage" office:value="1" calcext:value-type="percentage">
            <text:p>100,0000%</text:p>
          </table:table-cell>
          <table:table-cell table:formula="of:=[.H3]/[.H$3]*[.J$2]*[.$S$2]" office:value-type="float" office:value="3357" calcext:value-type="float">
            <text:p>3,36E+03</text:p>
          </table:table-cell>
          <table:table-cell office:value-type="float" office:value="100000" calcext:value-type="float">
            <text:p>100000</text:p>
          </table:table-cell>
          <table:table-cell table:formula="of:=[.K3]/[.K$3]" office:value-type="percentage" office:value="1" calcext:value-type="percentage">
            <text:p>100,0000%</text:p>
          </table:table-cell>
          <table:table-cell table:formula="of:=[.K3]/[.K$3]*[.M$2]*[.S$2]" office:value-type="float" office:value="7836" calcext:value-type="float">
            <text:p>7,84E+03</text:p>
          </table:table-cell>
          <table:table-cell/>
          <table:table-cell table:formula="of:=[.J3]/([.D3]+[.G3])" office:value-type="float" office:value="0.000780407290310582" calcext:value-type="float">
            <text:p>0,00078</text:p>
          </table:table-cell>
          <table:table-cell table:formula="of:=[.J3]/SQRT([.D3]+[.G3])" office:value-type="float" office:value="1.61858804937286" calcext:value-type="float">
            <text:p>1,61859</text:p>
          </table:table-cell>
          <table:table-cell table:formula="of:=[.M3]/([.D3]+[.G3])" office:value-type="float" office:value="0.00182164775897341" calcext:value-type="float">
            <text:p>0,00182</text:p>
          </table:table-cell>
          <table:table-cell table:formula="of:=[.M3]/SQRT([.D3]+[.G3])" office:value-type="float" office:value="3.77815190791948" calcext:value-type="float">
            <text:p>3,778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.2925926*10^7" office:value-type="float" office:value="92925926" calcext:value-type="float">
            <text:p>92925926</text:p>
          </table:table-cell>
          <table:table-cell table:formula="of:=[.B4]/[.B3]" office:value-type="percentage" office:value="1" calcext:value-type="percentage">
            <text:p>100,0000%</text:p>
          </table:table-cell>
          <table:table-cell table:formula="of:=[.B4]/[.B$3]*[.D$2]*[.S$2]" office:value-type="float" office:value="81600" calcext:value-type="float">
            <text:p>8,16E+04</text:p>
          </table:table-cell>
          <table:table-cell table:formula="of:=4.750202*10^7" office:value-type="float" office:value="47502020" calcext:value-type="float">
            <text:p>47502020</text:p>
          </table:table-cell>
          <table:table-cell table:formula="of:=[.E4]/[.E3]" office:value-type="percentage" office:value="1" calcext:value-type="percentage">
            <text:p>100,0000%</text:p>
          </table:table-cell>
          <table:table-cell table:formula="of:=[.E4]/[.E$3]*[.G$2]*[.$S$2]" office:value-type="float" office:value="4220000" calcext:value-type="float">
            <text:p>4,22E+06</text:p>
          </table:table-cell>
          <table:table-cell office:value-type="float" office:value="50000" calcext:value-type="float">
            <text:p>50000</text:p>
          </table:table-cell>
          <table:table-cell table:formula="of:=[.H4]/[.H3]" office:value-type="percentage" office:value="1" calcext:value-type="percentage">
            <text:p>100,0000%</text:p>
          </table:table-cell>
          <table:table-cell table:formula="of:=[.H4]/[.H$3]*[.J$2]*[.$S$2]" office:value-type="float" office:value="3357" calcext:value-type="float">
            <text:p>3,36E+03</text:p>
          </table:table-cell>
          <table:table-cell office:value-type="float" office:value="100000" calcext:value-type="float">
            <text:p>100000</text:p>
          </table:table-cell>
          <table:table-cell table:formula="of:=[.K4]/[.K3]" office:value-type="percentage" office:value="1" calcext:value-type="percentage">
            <text:p>100,0000%</text:p>
          </table:table-cell>
          <table:table-cell table:formula="of:=[.K4]/[.K$3]*[.M$2]*[.S$2]" office:value-type="float" office:value="7836" calcext:value-type="float">
            <text:p>7,84E+03</text:p>
          </table:table-cell>
          <table:table-cell/>
          <table:table-cell table:formula="of:=[.J4]/([.D4]+[.G4])" office:value-type="float" office:value="0.000780407290310582" calcext:value-type="float">
            <text:p>0,00078</text:p>
          </table:table-cell>
          <table:table-cell table:formula="of:=[.J4]/SQRT([.D4]+[.G4])" office:value-type="float" office:value="1.61858804937286" calcext:value-type="float">
            <text:p>1,61859</text:p>
          </table:table-cell>
          <table:table-cell table:formula="of:=[.M4]/([.D4]+[.G4])" office:value-type="float" office:value="0.00182164775897341" calcext:value-type="float">
            <text:p>0,00182</text:p>
          </table:table-cell>
          <table:table-cell table:formula="of:=[.M4]/SQRT([.D4]+[.G4])" office:value-type="float" office:value="3.77815190791948" calcext:value-type="float">
            <text:p>3,77815</text:p>
          </table:table-cell>
          <table:table-cell/>
        </table:table-row>
        <table:table-row table:style-name="ro1">
          <table:table-cell office:value-type="string" calcext:value-type="string">
            <text:p>at least 1 isolated muon</text:p>
          </table:table-cell>
          <table:table-cell table:formula="of:=1.340264*10^7" office:value-type="float" office:value="13402640" calcext:value-type="float">
            <text:p>13402640</text:p>
          </table:table-cell>
          <table:table-cell table:formula="of:=[.B5]/[.B4]" office:value-type="percentage" office:value="0.144229286453384" calcext:value-type="percentage">
            <text:p>14,4229%</text:p>
          </table:table-cell>
          <table:table-cell table:formula="of:=[.B5]/[.B$3]*[.D$2]*[.S$2]" office:value-type="float" office:value="11769.1097745962" calcext:value-type="float">
            <text:p>1,18E+04</text:p>
          </table:table-cell>
          <table:table-cell office:value-type="float" office:value="7453153" calcext:value-type="float">
            <text:p>7453153</text:p>
          </table:table-cell>
          <table:table-cell table:formula="of:=[.E5]/[.E4]" office:value-type="percentage" office:value="0.156901811754532" calcext:value-type="percentage">
            <text:p>15,6902%</text:p>
          </table:table-cell>
          <table:table-cell table:formula="of:=[.E5]/[.E$3]*[.G$2]*[.$S$2]" office:value-type="float" office:value="662125.645604124" calcext:value-type="float">
            <text:p>6,62E+05</text:p>
          </table:table-cell>
          <table:table-cell office:value-type="float" office:value="4621" calcext:value-type="float">
            <text:p>4621</text:p>
          </table:table-cell>
          <table:table-cell table:formula="of:=[.H5]/[.H4]" office:value-type="percentage" office:value="0.09242" calcext:value-type="percentage">
            <text:p>9,2420%</text:p>
          </table:table-cell>
          <table:table-cell table:formula="of:=[.H5]/[.H$3]*[.J$2]*[.$S$2]" office:value-type="float" office:value="310.25394" calcext:value-type="float">
            <text:p>3,10E+02</text:p>
          </table:table-cell>
          <table:table-cell office:value-type="float" office:value="15862" calcext:value-type="float">
            <text:p>15862</text:p>
          </table:table-cell>
          <table:table-cell table:formula="of:=[.K5]/[.K4]" office:value-type="percentage" office:value="0.15862" calcext:value-type="percentage">
            <text:p>15,8620%</text:p>
          </table:table-cell>
          <table:table-cell table:formula="of:=[.K5]/[.K$3]*[.M$2]*[.S$2]" office:value-type="float" office:value="1242.94632" calcext:value-type="float">
            <text:p>1,24E+03</text:p>
          </table:table-cell>
          <table:table-cell/>
          <table:table-cell table:formula="of:=[.J5]/([.D5]+[.G5])" office:value-type="float" office:value="0.000460389307861049" calcext:value-type="float">
            <text:p>0,00046</text:p>
          </table:table-cell>
          <table:table-cell table:formula="of:=[.J5]/SQRT([.D5]+[.G5])" office:value-type="float" office:value="0.377938614986301" calcext:value-type="float">
            <text:p>0,37794</text:p>
          </table:table-cell>
          <table:table-cell table:formula="of:=[.M5]/([.D5]+[.G5])" office:value-type="float" office:value="0.00184442201112172" calcext:value-type="float">
            <text:p>0,00184</text:p>
          </table:table-cell>
          <table:table-cell table:formula="of:=[.M5]/SQRT([.D5]+[.G5])" office:value-type="float" office:value="1.5141061888952" calcext:value-type="float">
            <text:p>1,51411</text:p>
          </table:table-cell>
          <table:table-cell/>
        </table:table-row>
        <table:table-row table:style-name="ro1">
          <table:table-cell office:value-type="string" calcext:value-type="string">
            <text:p>at least 1 isolated(.5) tau (electron loose and muon tight – rejection)</text:p>
          </table:table-cell>
          <table:table-cell office:value-type="float" office:value="231432" calcext:value-type="float">
            <text:p>231432</text:p>
          </table:table-cell>
          <table:table-cell table:formula="of:=[.B6]/[.B5]" office:value-type="percentage" office:value="0.0172676427927632" calcext:value-type="percentage">
            <text:p>1,7268%</text:p>
          </table:table-cell>
          <table:table-cell table:formula="of:=[.B6]/[.B$3]*[.D$2]*[.S$2]" office:value-type="float" office:value="203.224783576545" calcext:value-type="float">
            <text:p>2,03E+02</text:p>
          </table:table-cell>
          <table:table-cell office:value-type="float" office:value="15917" calcext:value-type="float">
            <text:p>15917</text:p>
          </table:table-cell>
          <table:table-cell table:formula="of:=[.E6]/[.E5]" office:value-type="percentage" office:value="0.00213560623269105" calcext:value-type="percentage">
            <text:p>0,2136%</text:p>
          </table:table-cell>
          <table:table-cell table:formula="of:=[.E6]/[.E$3]*[.G$2]*[.$S$2]" office:value-type="float" office:value="1414.03965557675" calcext:value-type="float">
            <text:p>1,41E+03</text:p>
          </table:table-cell>
          <table:table-cell office:value-type="float" office:value="473" calcext:value-type="float">
            <text:p>473</text:p>
          </table:table-cell>
          <table:table-cell table:formula="of:=[.H6]/[.H5]" office:value-type="percentage" office:value="0.10235879679723" calcext:value-type="percentage">
            <text:p>10,2359%</text:p>
          </table:table-cell>
          <table:table-cell table:formula="of:=[.H6]/[.H$3]*[.J$2]*[.$S$2]" office:value-type="float" office:value="31.75722" calcext:value-type="float">
            <text:p>3,18E+01</text:p>
          </table:table-cell>
          <table:table-cell office:value-type="float" office:value="1814" calcext:value-type="float">
            <text:p>1814</text:p>
          </table:table-cell>
          <table:table-cell table:formula="of:=[.K6]/[.K5]" office:value-type="percentage" office:value="0.114361366788551" calcext:value-type="percentage">
            <text:p>11,4361%</text:p>
          </table:table-cell>
          <table:table-cell table:formula="of:=[.K6]/[.K$3]*[.M$2]*[.S$2]" office:value-type="float" office:value="142.14504" calcext:value-type="float">
            <text:p>1,42E+02</text:p>
          </table:table-cell>
          <table:table-cell/>
          <table:table-cell table:formula="of:=[.J6]/([.D6]+[.G6])" office:value-type="float" office:value="0.0196363805641001" calcext:value-type="float">
            <text:p>0,01964</text:p>
          </table:table-cell>
          <table:table-cell table:formula="of:=[.J6]/SQRT([.D6]+[.G6])" office:value-type="float" office:value="0.789681491221524" calcext:value-type="float">
            <text:p>0,78968</text:p>
          </table:table-cell>
          <table:table-cell table:formula="of:=[.M6]/([.D6]+[.G6])" office:value-type="float" office:value="0.0878922683011683" calcext:value-type="float">
            <text:p>0,08789</text:p>
          </table:table-cell>
          <table:table-cell table:formula="of:=[.M6]/SQRT([.D6]+[.G6])" office:value-type="float" office:value="3.53460747373174" calcext:value-type="float">
            <text:p>3,53461</text:p>
          </table:table-cell>
          <table:table-cell/>
        </table:table-row>
        <table:table-row table:style-name="ro1">
          <table:table-cell office:value-type="string" calcext:value-type="string">
            <text:p>at least 1 jets bb(20GeV and 2.7) tau(20GeV and 2.4)</text:p>
          </table:table-cell>
          <table:table-cell office:value-type="float" office:value="229772" calcext:value-type="float">
            <text:p>229772</text:p>
          </table:table-cell>
          <table:table-cell table:formula="of:=[.B7]/[.B6]" office:value-type="percentage" office:value="0.992827266756542" calcext:value-type="percentage">
            <text:p>99,2827%</text:p>
          </table:table-cell>
          <table:table-cell table:formula="of:=[.B7]/[.B$3]*[.D$2]*[.S$2]" office:value-type="float" office:value="201.767106415491" calcext:value-type="float">
            <text:p>2,02E+02</text:p>
          </table:table-cell>
          <table:table-cell office:value-type="float" office:value="8320" calcext:value-type="float">
            <text:p>8320</text:p>
          </table:table-cell>
          <table:table-cell table:formula="of:=[.E7]/[.E6]" office:value-type="percentage" office:value="0.522711566249921" calcext:value-type="percentage">
            <text:p>52,2712%</text:p>
          </table:table-cell>
          <table:table-cell table:formula="of:=[.E7]/[.E$3]*[.G$2]*[.$S$2]" office:value-type="float" office:value="739.134883106024" calcext:value-type="float">
            <text:p>7,39E+02</text:p>
          </table:table-cell>
          <table:table-cell office:value-type="float" office:value="465" calcext:value-type="float">
            <text:p>465</text:p>
          </table:table-cell>
          <table:table-cell table:formula="of:=[.H7]/[.H6]" office:value-type="percentage" office:value="0.983086680761099" calcext:value-type="percentage">
            <text:p>98,3087%</text:p>
          </table:table-cell>
          <table:table-cell table:formula="of:=[.H7]/[.H$3]*[.J$2]*[.$S$2]" office:value-type="float" office:value="31.2201" calcext:value-type="float">
            <text:p>3,12E+01</text:p>
          </table:table-cell>
          <table:table-cell office:value-type="float" office:value="1809" calcext:value-type="float">
            <text:p>1809</text:p>
          </table:table-cell>
          <table:table-cell table:formula="of:=[.K7]/[.K6]" office:value-type="percentage" office:value="0.997243660418964" calcext:value-type="percentage">
            <text:p>99,7244%</text:p>
          </table:table-cell>
          <table:table-cell table:formula="of:=[.K7]/[.K$3]*[.M$2]*[.S$2]" office:value-type="float" office:value="141.75324" calcext:value-type="float">
            <text:p>1,42E+02</text:p>
          </table:table-cell>
          <table:table-cell/>
          <table:table-cell table:formula="of:=[.J7]/([.D7]+[.G7])" office:value-type="float" office:value="0.0331810330381772" calcext:value-type="float">
            <text:p>0,03318</text:p>
          </table:table-cell>
          <table:table-cell table:formula="of:=[.J7]/SQRT([.D7]+[.G7])" office:value-type="float" office:value="1.01779917938422" calcext:value-type="float">
            <text:p>1,01780</text:p>
          </table:table-cell>
          <table:table-cell table:formula="of:=[.M7]/([.D7]+[.G7])" office:value-type="float" office:value="0.150656754453338" calcext:value-type="float">
            <text:p>0,15066</text:p>
          </table:table-cell>
          <table:table-cell table:formula="of:=[.M7]/SQRT([.D7]+[.G7])" office:value-type="float" office:value="4.62126422871979" calcext:value-type="float">
            <text:p>4,62126</text:p>
          </table:table-cell>
          <table:table-cell/>
        </table:table-row>
        <table:table-row table:style-name="ro1">
          <table:table-cell office:value-type="string" calcext:value-type="string">
            <text:p>At least 2 jets – multiplicity and oposite signs (1 tau and 1 muon)</text:p>
          </table:table-cell>
          <table:table-cell office:value-type="float" office:value="166157" calcext:value-type="float">
            <text:p>166157</text:p>
          </table:table-cell>
          <table:table-cell table:formula="of:=[.B8]/[.B7]" office:value-type="percentage" office:value="0.723138589558345" calcext:value-type="percentage">
            <text:p>72,3139%</text:p>
          </table:table-cell>
          <table:table-cell table:formula="of:=[.B8]/[.B$3]*[.D$2]*[.S$2]" office:value-type="float" office:value="145.905580752566" calcext:value-type="float">
            <text:p>1,46E+02</text:p>
          </table:table-cell>
          <table:table-cell office:value-type="float" office:value="1896" calcext:value-type="float">
            <text:p>1896</text:p>
          </table:table-cell>
          <table:table-cell table:formula="of:=[.E8]/[.E7]" office:value-type="percentage" office:value="0.227884615384615" calcext:value-type="percentage">
            <text:p>22,7885%</text:p>
          </table:table-cell>
          <table:table-cell table:formula="of:=[.E8]/[.E$3]*[.G$2]*[.$S$2]" office:value-type="float" office:value="168.437468553969" calcext:value-type="float">
            <text:p>1,68E+02</text:p>
          </table:table-cell>
          <table:table-cell office:value-type="float" office:value="403" calcext:value-type="float">
            <text:p>403</text:p>
          </table:table-cell>
          <table:table-cell table:formula="of:=[.H8]/[.H7]" office:value-type="percentage" office:value="0.866666666666667" calcext:value-type="percentage">
            <text:p>86,6667%</text:p>
          </table:table-cell>
          <table:table-cell table:formula="of:=[.H8]/[.H$3]*[.J$2]*[.$S$2]" office:value-type="float" office:value="27.05742" calcext:value-type="float">
            <text:p>2,71E+01</text:p>
          </table:table-cell>
          <table:table-cell office:value-type="float" office:value="1619" calcext:value-type="float">
            <text:p>1619</text:p>
          </table:table-cell>
          <table:table-cell table:formula="of:=[.K8]/[.K7]" office:value-type="percentage" office:value="0.894969596462134" calcext:value-type="percentage">
            <text:p>89,4970%</text:p>
          </table:table-cell>
          <table:table-cell table:formula="of:=[.K8]/[.K$3]*[.M$2]*[.S$2]" office:value-type="float" office:value="126.86484" calcext:value-type="float">
            <text:p>1,27E+02</text:p>
          </table:table-cell>
          <table:table-cell/>
          <table:table-cell table:formula="of:=[.J8]/([.D8]+[.G8])" office:value-type="float" office:value="0.0860760880817653" calcext:value-type="float">
            <text:p>0,08608</text:p>
          </table:table-cell>
          <table:table-cell table:formula="of:=[.J8]/SQRT([.D8]+[.G8])" office:value-type="float" office:value="1.52610512979458" calcext:value-type="float">
            <text:p>1,52611</text:p>
          </table:table-cell>
          <table:table-cell table:formula="of:=[.M8]/([.D8]+[.G8])" office:value-type="float" office:value="0.40358722828411" calcext:value-type="float">
            <text:p>0,40359</text:p>
          </table:table-cell>
          <table:table-cell table:formula="of:=[.M8]/SQRT([.D8]+[.G8])" office:value-type="float" office:value="7.15548944114287" calcext:value-type="float">
            <text:p>7,15549</text:p>
          </table:table-cell>
          <table:table-cell/>
        </table:table-row>
        <table:table-row table:style-name="ro1">
          <table:table-cell office:value-type="string" calcext:value-type="string">
            <text:p>b_#_csv&gt;0.8</text:p>
          </table:table-cell>
          <table:table-cell office:value-type="float" office:value="56150" calcext:value-type="float">
            <text:p>56150</text:p>
          </table:table-cell>
          <table:table-cell table:formula="of:=[.B9]/[.B8]" office:value-type="percentage" office:value="0.337933400338234" calcext:value-type="percentage">
            <text:p>33,7933%</text:p>
          </table:table-cell>
          <table:table-cell table:formula="of:=[.B9]/[.B$3]*[.D$2]*[.S$2]" office:value-type="float" office:value="49.3063690320396" calcext:value-type="float">
            <text:p>4,93E+01</text:p>
          </table:table-cell>
          <table:table-cell office:value-type="float" office:value="6" calcext:value-type="float">
            <text:p>6</text:p>
          </table:table-cell>
          <table:table-cell table:formula="of:=[.E9]/[.E8]" office:value-type="percentage" office:value="0.00316455696202532" calcext:value-type="percentage">
            <text:p>0,3165%</text:p>
          </table:table-cell>
          <table:table-cell table:formula="of:=[.E9]/[.E$3]*[.G$2]*[.$S$2]" office:value-type="float" office:value="0.533029963778383" calcext:value-type="float">
            <text:p>5,33E-01</text:p>
          </table:table-cell>
          <table:table-cell office:value-type="float" office:value="139" calcext:value-type="float">
            <text:p>139</text:p>
          </table:table-cell>
          <table:table-cell table:formula="of:=[.H9]/[.H8]" office:value-type="percentage" office:value="0.344913151364764" calcext:value-type="percentage">
            <text:p>34,4913%</text:p>
          </table:table-cell>
          <table:table-cell table:formula="of:=[.H9]/[.H$3]*[.J$2]*[.$S$2]" office:value-type="float" office:value="9.33246" calcext:value-type="float">
            <text:p>9,33E+00</text:p>
          </table:table-cell>
          <table:table-cell office:value-type="float" office:value="617" calcext:value-type="float">
            <text:p>617</text:p>
          </table:table-cell>
          <table:table-cell table:formula="of:=[.K9]/[.K8]" office:value-type="percentage" office:value="0.381099444101297" calcext:value-type="percentage">
            <text:p>38,1099%</text:p>
          </table:table-cell>
          <table:table-cell table:formula="of:=[.K9]/[.K$3]*[.M$2]*[.S$2]" office:value-type="float" office:value="48.34812" calcext:value-type="float">
            <text:p>4,83E+01</text:p>
          </table:table-cell>
          <table:table-cell/>
          <table:table-cell table:formula="of:=[.J9]/([.D9]+[.G9])" office:value-type="float" office:value="0.187250652857654" calcext:value-type="float">
            <text:p>0,18725</text:p>
          </table:table-cell>
          <table:table-cell table:formula="of:=[.J9]/SQRT([.D9]+[.G9])" office:value-type="float" office:value="1.321933896898" calcext:value-type="float">
            <text:p>1,32193</text:p>
          </table:table-cell>
          <table:table-cell table:formula="of:=[.M9]/([.D9]+[.G9])" office:value-type="float" office:value="0.970078311017694" calcext:value-type="float">
            <text:p>0,97008</text:p>
          </table:table-cell>
          <table:table-cell table:formula="of:=[.M9]/SQRT([.D9]+[.G9])" office:value-type="float" office:value="6.84846425050761" calcext:value-type="float">
            <text:p>6,84846</text:p>
          </table:table-cell>
          <table:table-cell/>
        </table:table-row>
        <table:table-row table:style-name="ro1">
          <table:table-cell office:value-type="string" calcext:value-type="string">
            <text:p>&lt;m_fit&lt;</text:p>
          </table:table-cell>
          <table:table-cell office:value-type="float" office:value="8672" calcext:value-type="float">
            <text:p>8672</text:p>
          </table:table-cell>
          <table:table-cell table:formula="of:=[.B10]/[.B9]" office:value-type="percentage" office:value="0.154443455031167" calcext:value-type="percentage">
            <text:p>15,4443%</text:p>
          </table:table-cell>
          <table:table-cell table:formula="of:=[.B10]/[.B$3]*[.D$2]*[.S$2]" office:value-type="float" office:value="7.6150459883499" calcext:value-type="float">
            <text:p>7,62E+00</text:p>
          </table:table-cell>
          <table:table-cell office:value-type="float" office:value="0" calcext:value-type="float">
            <text:p>0</text:p>
          </table:table-cell>
          <table:table-cell table:formula="of:=[.E10]/[.E9]" office:value-type="percentage" office:value="0" calcext:value-type="percentage">
            <text:p>0,0000%</text:p>
          </table:table-cell>
          <table:table-cell table:formula="of:=[.E10]/[.E$3]*[.G$2]*[.$S$2]" office:value-type="float" office:value="0" calcext:value-type="float">
            <text:p>0,00E+00</text:p>
          </table:table-cell>
          <table:table-cell office:value-type="float" office:value="95" calcext:value-type="float">
            <text:p>95</text:p>
          </table:table-cell>
          <table:table-cell table:formula="of:=[.H10]/[.H9]" office:value-type="percentage" office:value="0.683453237410072" calcext:value-type="percentage">
            <text:p>68,3453%</text:p>
          </table:table-cell>
          <table:table-cell table:formula="of:=[.H10]/[.H$3]*[.J$2]*[.$S$2]" office:value-type="float" office:value="6.3783" calcext:value-type="float">
            <text:p>6,38E+00</text:p>
          </table:table-cell>
          <table:table-cell office:value-type="float" office:value="416" calcext:value-type="float">
            <text:p>416</text:p>
          </table:table-cell>
          <table:table-cell table:formula="of:=[.K10]/[.K9]" office:value-type="percentage" office:value="0.674230145867099" calcext:value-type="percentage">
            <text:p>67,4230%</text:p>
          </table:table-cell>
          <table:table-cell table:formula="of:=[.K10]/[.K$3]*[.M$2]*[.S$2]" office:value-type="float" office:value="32.59776" calcext:value-type="float">
            <text:p>3,26E+01</text:p>
          </table:table-cell>
          <table:table-cell/>
          <table:table-cell table:formula="of:=[.J10]/([.D10]+[.G10])" office:value-type="float" office:value="0.837591789958725" calcext:value-type="float">
            <text:p>0,83759</text:p>
          </table:table-cell>
          <table:table-cell table:formula="of:=[.J10]/SQRT([.D10]+[.G10])" office:value-type="float" office:value="2.31136576808902" calcext:value-type="float">
            <text:p>2,31137</text:p>
          </table:table-cell>
          <table:table-cell table:formula="of:=[.M10]/([.D10]+[.G10])" office:value-type="float" office:value="4.2807042859453" calcext:value-type="float">
            <text:p>4,28070</text:p>
          </table:table-cell>
          <table:table-cell table:formula="of:=[.M10]/SQRT([.D10]+[.G10])" office:value-type="float" office:value="11.8127630529109" calcext:value-type="float">
            <text:p>11,81276</text:p>
          </table:table-cell>
          <table:table-cell/>
        </table:table-row>
        <table:table-row table:style-name="ro1">
          <table:table-cell office:value-type="string" calcext:value-type="string">
            <text:p>paper(mass_fit)</text:p>
          </table:table-cell>
          <table:table-cell office:value-type="float" office:value="6878" calcext:value-type="float">
            <text:p>6878</text:p>
          </table:table-cell>
          <table:table-cell table:formula="of:=[.B11]/[.B10]" office:value-type="percentage" office:value="0.793127306273063" calcext:value-type="percentage">
            <text:p>79,3127%</text:p>
          </table:table-cell>
          <table:table-cell table:formula="of:=[.B11]/[.B$3]*[.D$2]*[.S$2]" office:value-type="float" office:value="6.03970091188545" calcext:value-type="float">
            <text:p>6,04E+00</text:p>
          </table:table-cell>
          <table:table-cell office:value-type="float" office:value="0" calcext:value-type="float">
            <text:p>0</text:p>
          </table:table-cell>
          <table:table-cell table:formula="of:=[.E11]/[.E10]" office:value-type="string" office:string-value="" calcext:value-type="error">
            <text:p>#DIV/0!</text:p>
          </table:table-cell>
          <table:table-cell table:formula="of:=[.E11]/[.E$3]*[.G$2]*[.$S$2]" office:value-type="float" office:value="0" calcext:value-type="float">
            <text:p>0,00E+00</text:p>
          </table:table-cell>
          <table:table-cell office:value-type="float" office:value="87" calcext:value-type="float">
            <text:p>87</text:p>
          </table:table-cell>
          <table:table-cell table:formula="of:=[.H11]/[.H10]" office:value-type="percentage" office:value="0.91578947368421" calcext:value-type="percentage">
            <text:p>91,5789%</text:p>
          </table:table-cell>
          <table:table-cell table:formula="of:=[.H11]/[.H$3]*[.J$2]*[.$S$2]" office:value-type="float" office:value="5.84118" calcext:value-type="float">
            <text:p>5,84E+00</text:p>
          </table:table-cell>
          <table:table-cell office:value-type="float" office:value="405" calcext:value-type="float">
            <text:p>405</text:p>
          </table:table-cell>
          <table:table-cell table:formula="of:=[.K11]/[.K10]" office:value-type="percentage" office:value="0.973557692307692" calcext:value-type="percentage">
            <text:p>97,3558%</text:p>
          </table:table-cell>
          <table:table-cell table:formula="of:=[.K11]/[.K$3]*[.M$2]*[.S$2]" office:value-type="float" office:value="31.7358" calcext:value-type="float">
            <text:p>3,17E+01</text:p>
          </table:table-cell>
          <table:table-cell/>
          <table:table-cell table:formula="of:=[.J11]/([.D11]+[.G11])" office:value-type="float" office:value="0.967130671736611" calcext:value-type="float">
            <text:p>0,96713</text:p>
          </table:table-cell>
          <table:table-cell table:formula="of:=[.J11]/SQRT([.D11]+[.G11])" office:value-type="float" office:value="2.37680128263481" calcext:value-type="float">
            <text:p>2,37680</text:p>
          </table:table-cell>
          <table:table-cell table:formula="of:=[.M11]/([.D11]+[.G11])" office:value-type="float" office:value="5.25453171655363" calcext:value-type="float">
            <text:p>5,25453</text:p>
          </table:table-cell>
          <table:table-cell table:formula="of:=[.M11]/SQRT([.D11]+[.G11])" office:value-type="float" office:value="12.9134336119486" calcext:value-type="float">
            <text:p>12,91343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aper(mass_fit) &amp; csv</text:p>
          </table:table-cell>
          <table:table-cell office:value-type="float" office:value="8381" calcext:value-type="float">
            <text:p>8381</text:p>
          </table:table-cell>
          <table:table-cell/>
          <table:table-cell table:formula="of:=[.B14]/[.B$3]*[.D$2]*[.S$2]" office:value-type="float" office:value="7.35951342577958" calcext:value-type="float">
            <text:p>7,36E+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formula="of:=[.E14]/[.E$3]*[.G$2]*[.$S$2]" office:value-type="float" office:value="0" calcext:value-type="float">
            <text:p>0,00E+00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table:formula="of:=[.H14]/[.H$3]*[.J$2]*[.$S$2]" office:value-type="float" office:value="6.84828" calcext:value-type="float">
            <text:p>6,85E+00</text:p>
          </table:table-cell>
          <table:table-cell office:value-type="float" office:value="453" calcext:value-type="float">
            <text:p>453</text:p>
          </table:table-cell>
          <table:table-cell table:style-name="Default"/>
          <table:table-cell table:formula="of:=[.K14]/[.K$3]*[.M$2]*[.S$2]" office:value-type="float" office:value="35.49708" calcext:value-type="float">
            <text:p>3,55E+01</text:p>
          </table:table-cell>
          <table:table-cell/>
          <table:table-cell table:formula="of:=[.J14]/([.D14]+[.G14])" office:value-type="float" office:value="0.930534344296624" calcext:value-type="float">
            <text:p>0,93053</text:p>
          </table:table-cell>
          <table:table-cell table:formula="of:=[.J14]/SQRT([.D14]+[.G14])" office:value-type="float" office:value="2.5243929447215" calcext:value-type="float">
            <text:p>2,52439</text:p>
          </table:table-cell>
          <table:table-cell table:formula="of:=[.M14]/([.D14]+[.G14])" office:value-type="float" office:value="4.82329169692898" calcext:value-type="float">
            <text:p>4,82329</text:p>
          </table:table-cell>
          <table:table-cell table:formula="of:=[.M14]/SQRT([.D14]+[.G14])" office:value-type="float" office:value="13.0848298127726" calcext:value-type="float">
            <text:p>13,08483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&lt;m&lt;</text:p>
          </table:table-cell>
          <table:table-cell office:value-type="float" office:value="9157" calcext:value-type="float">
            <text:p>9157</text:p>
          </table:table-cell>
          <table:table-cell/>
          <table:table-cell table:formula="of:=[.B17]/[.B$3]*[.D$2]*[.S$2]" office:value-type="float" office:value="8.04093359263377" calcext:value-type="float">
            <text:p>8,04E+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7]/[.E$3]*[.G$2]*[.$S$2]" office:value-type="float" office:value="0.0888383272963971" calcext:value-type="float">
            <text:p>8,88E-0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H17]/[.H$3]*[.J$2]*[.$S$2]" office:value-type="float" office:value="6.17688" calcext:value-type="float">
            <text:p>6,18E+00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K17]/[.K$3]*[.M$2]*[.S$2]" office:value-type="float" office:value="26.48568" calcext:value-type="float">
            <text:p>2,65E+01</text:p>
          </table:table-cell>
          <table:table-cell/>
          <table:table-cell table:formula="of:=[.J17]/([.D17]+[.G17])" office:value-type="float" office:value="0.759785152749163" calcext:value-type="float">
            <text:p>0,75979</text:p>
          </table:table-cell>
          <table:table-cell table:formula="of:=[.J17]/SQRT([.D17]+[.G17])" office:value-type="float" office:value="2.16635678370698" calcext:value-type="float">
            <text:p>2,16636</text:p>
          </table:table-cell>
          <table:table-cell table:formula="of:=[.M17]/([.D17]+[.G17])" office:value-type="float" office:value="3.25786261421065" calcext:value-type="float">
            <text:p>3,25786</text:p>
          </table:table-cell>
          <table:table-cell table:formula="of:=[.M17]/SQRT([.D17]+[.G17])" office:value-type="float" office:value="9.28906382171781" calcext:value-type="float">
            <text:p>9,28906</text:p>
          </table:table-cell>
          <table:table-cell/>
        </table:table-row>
        <table:table-row table:style-name="ro1">
          <table:table-cell office:value-type="string" calcext:value-type="string">
            <text:p>paper(mass)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B18]/[.B$3]*[.D$2]*[.S$2]" office:value-type="float" office:value="5.95364527225696" calcext:value-type="float">
            <text:p>5,95E+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8]/[.E$3]*[.G$2]*[.$S$2]" office:value-type="float" office:value="0" calcext:value-type="float">
            <text:p>0,00E+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H18]/[.H$3]*[.J$2]*[.$S$2]" office:value-type="float" office:value="5.7069" calcext:value-type="float">
            <text:p>5,71E+00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K18]/[.K$3]*[.M$2]*[.S$2]" office:value-type="float" office:value="24.84012" calcext:value-type="float">
            <text:p>2,48E+01</text:p>
          </table:table-cell>
          <table:table-cell/>
          <table:table-cell table:formula="of:=[.J18]/([.D18]+[.G18])" office:value-type="float" office:value="0.958555597289823" calcext:value-type="float">
            <text:p>0,95856</text:p>
          </table:table-cell>
          <table:table-cell table:formula="of:=[.J18]/SQRT([.D18]+[.G18])" office:value-type="float" office:value="2.33888454998815" calcext:value-type="float">
            <text:p>2,33888</text:p>
          </table:table-cell>
          <table:table-cell table:formula="of:=[.M18]/([.D18]+[.G18])" office:value-type="float" office:value="4.1722539493159" calcext:value-type="float">
            <text:p>4,17225</text:p>
          </table:table-cell>
          <table:table-cell table:formula="of:=[.M18]/SQRT([.D18]+[.G18])" office:value-type="float" office:value="10.180338342682" calcext:value-type="float">
            <text:p>10,18034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aper(mass) &amp; no csv</text:p>
          </table:table-cell>
          <table:table-cell office:value-type="float" office:value="22871" calcext:value-type="float">
            <text:p>22871</text:p>
          </table:table-cell>
          <table:table-cell/>
          <table:table-cell table:formula="of:=[.B23]/[.B$3]*[.D$2]" office:value-type="float" office:value="0.200834544279925" calcext:value-type="float">
            <text:p>2,01E-01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E23]/[.E$3]*[.G$2]" office:value-type="float" office:value="0.246970549883984" calcext:value-type="float">
            <text:p>2,47E-01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H23]/[.H$3]*[.J$2]" office:value-type="float" office:value="0.1470366" calcext:value-type="float">
            <text:p>1,47E-01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[.K23]/[.K$3]*[.M$2]" office:value-type="float" office:value="0.544602" calcext:value-type="float">
            <text:p>5,45E-01</text:p>
          </table:table-cell>
          <table:table-cell/>
          <table:table-cell table:formula="of:=[.J23]/([.D23]+[.G23])" office:value-type="float" office:value="0.328349547417566" calcext:value-type="float">
            <text:p>0,32835</text:p>
          </table:table-cell>
          <table:table-cell table:formula="of:=[.J23]/SQRT([.D23]+[.G23])*SQRT([.$S$2])" office:value-type="float" office:value="2.19725740558128" calcext:value-type="float">
            <text:p>2,19726</text:p>
          </table:table-cell>
          <table:table-cell table:formula="of:=[.M23]/([.D23]+[.G23])" office:value-type="float" office:value="1.21615856339647" calcext:value-type="float">
            <text:p>1,21616</text:p>
          </table:table-cell>
          <table:table-cell table:formula="of:=[.M23]/SQRT([.D23]+[.G23])*SQRT([.$S$2])" office:value-type="float" office:value="8.13831915043177" calcext:value-type="float">
            <text:p>8,13832</text:p>
          </table:table-cell>
          <table:table-cell/>
        </table:table-row>
        <table:table-row table:style-name="ro1">
          <table:table-cell office:value-type="string" calcext:value-type="string">
            <text:p>paper(mass) &amp; csv</text:p>
          </table:table-cell>
          <table:table-cell office:value-type="float" office:value="7707" calcext:value-type="float">
            <text:p>7707</text:p>
          </table:table-cell>
          <table:table-cell/>
          <table:table-cell table:formula="of:=[.B24]/[.B$3]*[.D$2]" office:value-type="float" office:value="0.0676766137364076" calcext:value-type="float">
            <text:p>6,77E-0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E24]/[.E$3]*[.G$2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H24]/[.H$3]*[.J$2]" office:value-type="float" office:value="0.0664686" calcext:value-type="float">
            <text:p>6,65E-02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K24]/[.K$3]*[.M$2]" office:value-type="float" office:value="0.2773944" calcext:value-type="float">
            <text:p>2,77E-01</text:p>
          </table:table-cell>
          <table:table-cell/>
          <table:table-cell table:formula="of:=[.J24]/([.D24]+[.G24])" office:value-type="float" office:value="0.982150204188515" calcext:value-type="float">
            <text:p>0,98215</text:p>
          </table:table-cell>
          <table:table-cell table:formula="of:=[.J24]/SQRT([.D24]+[.G24])*SQRT([.$S$2])" office:value-type="float" office:value="2.55503716337209" calcext:value-type="float">
            <text:p>2,55504</text:p>
          </table:table-cell>
          <table:table-cell table:formula="of:=[.M24]/([.D24]+[.G24])" office:value-type="float" office:value="4.09882209946878" calcext:value-type="float">
            <text:p>4,09882</text:p>
          </table:table-cell>
          <table:table-cell table:formula="of:=[.M24]/SQRT([.D24]+[.G24])*SQRT([.$S$2])" office:value-type="float" office:value="10.6629747115375" calcext:value-type="float">
            <text:p>10,662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-00-0000</text:date>, <text:time style:data-style-name="N2" text:time-value="13:55:07.367108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33:20.879268140</meta:creation-date>
    <dc:date>2017-08-07T15:35:45.216143492</dc:date>
    <meta:editing-duration>PT8H25S</meta:editing-duration>
    <meta:editing-cycles>4</meta:editing-cycles>
    <meta:generator>LibreOffice/5.1.6.2$Linux_X86_64 LibreOffice_project/10m0$Build-2</meta:generator>
    <meta:document-statistic meta:table-count="1" meta:cell-count="243" meta:object-count="0"/>
  </office:meta>
</office:document-meta>
</file>